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HTMLEncoder.XHTMLEn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TMLEncoder.XHTMLEnco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TMLEncoder.compile( char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HTMLEncoder.encode( char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